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1.27cm" svg:stroke-color="#000000" draw:marker-start-width="2.108cm" draw:marker-end-width="2.108cm" svg:stroke-linecap="round" draw:fill="none" draw:textarea-horizontal-align="center" draw:textarea-vertical-align="middle" draw:auto-grow-height="false" fo:min-height="5.173cm" fo:min-width="5.774cm" fo:padding-top="0.76cm" fo:padding-bottom="0.76cm" fo:padding-left="0.885cm" fo:padding-right="0.885cm" fo:wrap-option="wrap" draw:shadow="hidden"/>
    </style:style>
    <style:style style:name="gr2"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655cm" fo:min-width="1.405cm" fo:padding-top="0.76cm" fo:padding-bottom="0.76cm" fo:padding-left="0.885cm" fo:padding-right="0.885cm"/>
    </style:style>
    <style:style style:name="gr3"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6.1cm" fo:min-width="12.2cm" fo:padding-top="0.76cm" fo:padding-bottom="0.76cm" fo:padding-left="0.885cm" fo:padding-right="0.885cm"/>
    </style:style>
    <style:style style:name="gr4" style:family="graphic" style:parent-style-name="objectwithoutfill">
      <style:graphic-properties svg:stroke-width="1.27cm" svg:stroke-color="#000000" draw:marker-start-width="2.108cm" draw:marker-end-width="2.108cm" svg:stroke-linecap="round" draw:fill="none" draw:textarea-vertical-align="middle" fo:padding-top="0.76cm" fo:padding-bottom="0.76cm" fo:padding-left="0.885cm" fo:padding-right="0.885cm"/>
    </style:style>
    <style:style style:name="gr5"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6.054cm" fo:min-width="3.378cm" fo:padding-top="0.76cm" fo:padding-bottom="0.76cm" fo:padding-left="0.885cm" fo:padding-right="0.885cm"/>
    </style:style>
    <style:style style:name="gr6"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2.45cm" fo:min-width="8.39cm" fo:padding-top="0.76cm" fo:padding-bottom="0.76cm" fo:padding-left="0.885cm" fo:padding-right="0.885cm"/>
    </style:style>
    <style:style style:name="gr7"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7.266cm" fo:min-width="7.016cm" fo:padding-top="0.76cm" fo:padding-bottom="0.76cm" fo:padding-left="0.885cm" fo:padding-right="0.885cm"/>
    </style:style>
    <style:style style:name="gr8"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418cm" fo:min-width="19.82cm" fo:padding-top="0.76cm" fo:padding-bottom="0.76cm" fo:padding-left="0.885cm" fo:padding-right="0.885cm"/>
    </style:style>
    <style:style style:name="gr9" style:family="graphic" style:parent-style-name="standard">
      <style:graphic-properties draw:stroke="solid" svg:stroke-width="1.27cm" svg:stroke-color="#000000" draw:marker-start-width="4.013cm" draw:marker-end-width="4.013cm" svg:stroke-linecap="round" draw:fill="none" draw:textarea-horizontal-align="justify" draw:textarea-vertical-align="middle" draw:auto-grow-height="false" fo:min-height="3.702cm" fo:min-width="3.452cm" fo:padding-top="1.395cm" fo:padding-bottom="1.395cm" fo:padding-left="1.52cm" fo:padding-right="1.52cm" draw:shadow="hidden"/>
    </style:style>
    <style:style style:name="gr10" style:family="graphic" style:parent-style-name="standard">
      <style:graphic-properties draw:stroke="solid" svg:stroke-width="0.762cm" svg:stroke-color="#000000"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style>
    <style:style style:name="gr11" style:family="graphic" style:parent-style-name="standard">
      <style:graphic-properties svg:stroke-width="0.762cm" svg:stroke-color="#000000"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paragraph-properties style:writing-mode="lr-tb"/>
    </style:style>
    <style:style style:name="gr12"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7.116cm" fo:min-width="12.378cm" fo:padding-top="0.76cm" fo:padding-bottom="0.76cm" fo:padding-left="0.885cm" fo:padding-right="0.885cm"/>
    </style:style>
    <style:style style:name="gr13"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0.272cm" fo:min-width="0.344cm" fo:padding-top="0.76cm" fo:padding-bottom="0.76cm" fo:padding-left="0.885cm" fo:padding-right="0.885cm"/>
    </style:style>
    <style:style style:name="gr14"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4.067cm" fo:min-width="0.936cm" fo:padding-top="0.76cm" fo:padding-bottom="0.76cm" fo:padding-left="0.885cm" fo:padding-right="0.885cm"/>
    </style:style>
    <style:style style:name="gr15"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27cm" fo:min-width="1.68cm" fo:padding-top="0.76cm" fo:padding-bottom="0.76cm" fo:padding-left="0.885cm" fo:padding-right="0.885cm"/>
    </style:style>
    <style:style style:name="gr16"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27cm" fo:min-width="1.679cm" fo:padding-top="0.76cm" fo:padding-bottom="0.76cm" fo:padding-left="0.885cm" fo:padding-right="0.885cm"/>
    </style:style>
    <style:style style:name="gr17" style:family="graphic" style:parent-style-name="standard">
      <style:graphic-properties svg:stroke-width="1.27cm" svg:stroke-color="#000000" draw:marker-start-width="0.762cm" draw:marker-end-width="0.762cm" svg:stroke-linecap="round" draw:fill="none" draw:textarea-horizontal-align="justify" draw:textarea-vertical-align="middle" draw:auto-grow-height="false" fo:min-height="8.64cm" fo:min-width="12.2cm" fo:padding-top="0.76cm" fo:padding-bottom="0.76cm" fo:padding-left="0.885cm" fo:padding-right="0.885cm"/>
    </style:style>
    <style:style style:name="gr18" style:family="graphic" style:parent-style-name="standard">
      <style:graphic-properties svg:stroke-width="1.27cm" svg:stroke-color="#000000" draw:marker-start-width="0.762cm" draw:marker-end-width="0.762cm" svg:stroke-linecap="round" draw:fill="solid" draw:fill-color="#000000" draw:textarea-horizontal-align="justify" draw:textarea-vertical-align="middle" draw:auto-grow-height="false" fo:min-height="0cm" fo:min-width="0cm" fo:padding-top="0.76cm" fo:padding-bottom="0.76cm" fo:padding-left="0.885cm" fo:padding-right="0.885cm"/>
    </style:style>
    <style:style style:name="gr19" style:family="graphic" style:parent-style-name="standard">
      <style:graphic-properties draw:stroke="solid" svg:stroke-width="1.27cm" svg:stroke-color="#000000" draw:marker-start-width="0.762cm" draw:marker-end-width="0.762cm" svg:stroke-linecap="round" draw:fill="none" draw:textarea-horizontal-align="justify" draw:textarea-vertical-align="middle" draw:auto-grow-height="false" fo:min-height="13.466cm" fo:min-width="18.296cm" fo:padding-top="1.141cm" fo:padding-bottom="1.141cm" fo:padding-left="1.266cm" fo:padding-right="1.266cm"/>
    </style:style>
    <style:style style:name="gr20" style:family="graphic" style:parent-style-name="standard">
      <style:graphic-properties svg:stroke-width="1.27cm" svg:stroke-color="#000000" draw:marker-start-width="2.108cm" draw:marker-end-width="2.108cm" svg:stroke-linecap="round" draw:textarea-horizontal-align="justify" draw:textarea-vertical-align="middle" draw:auto-grow-height="false" fo:min-height="2.072cm" fo:min-width="1.822cm" fo:padding-top="0.76cm" fo:padding-bottom="0.76cm" fo:padding-left="0.885cm" fo:padding-right="0.88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000000"/>
      <style:paragraph-properties fo:text-align="center" style:writing-mode="lr-tb"/>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3.969cm" svg:height="13.969cm" svg:x="5.715cm" svg:y="5.715cm" svg:viewBox="0 0 13970 13970" draw:points="6982,0 4699,4191 0,5339 3175,8763 2714,13970 6985,11430 11254,13970 10541,8890 13970,5339 9271,4318">
          <text:p/>
        </draw:polygon>
      </draw:page>
      <draw:page draw:name="page2" draw:style-name="dp1" draw:master-page-name="Default">
        <draw:custom-shape draw:style-name="gr2" draw:text-style-name="P1" draw:layer="layout" svg:width="3.175cm" svg:height="3.175cm" svg:x="5.715cm" svg:y="5.715cm">
          <text:p/>
          <draw:enhanced-geometry svg:viewBox="0 0 21600 21600" draw:type="rectangle" draw:enhanced-path="M 0 0 L 21600 0 21600 21600 0 21600 0 0 Z N"/>
        </draw:custom-shape>
        <draw:custom-shape draw:style-name="gr2" draw:text-style-name="P1" draw:layer="layout" svg:width="3.175cm" svg:height="3.175cm" svg:x="16.51cm" svg:y="5.715cm">
          <text:p/>
          <draw:enhanced-geometry svg:viewBox="0 0 21600 21600" draw:type="rectangle" draw:enhanced-path="M 0 0 L 21600 0 21600 21600 0 21600 0 0 Z N"/>
        </draw:custom-shape>
        <draw:custom-shape draw:style-name="gr2" draw:text-style-name="P1" draw:layer="layout" svg:width="3.175cm" svg:height="3.175cm" svg:x="10.922cm" svg:y="5.715cm">
          <text:p/>
          <draw:enhanced-geometry svg:viewBox="0 0 21600 21600" draw:type="rectangle" draw:enhanced-path="M 0 0 L 21600 0 21600 21600 0 21600 0 0 Z N"/>
        </draw:custom-shape>
        <draw:custom-shape draw:style-name="gr2" draw:text-style-name="P1" draw:layer="layout" svg:width="3.175cm" svg:height="3.175cm" svg:x="5.715cm" svg:y="16.51cm">
          <text:p/>
          <draw:enhanced-geometry svg:viewBox="0 0 21600 21600" draw:type="rectangle" draw:enhanced-path="M 0 0 L 21600 0 21600 21600 0 21600 0 0 Z N"/>
        </draw:custom-shape>
        <draw:custom-shape draw:style-name="gr2" draw:text-style-name="P1" draw:layer="layout" svg:width="3.175cm" svg:height="3.175cm" svg:x="16.51cm" svg:y="16.51cm">
          <text:p/>
          <draw:enhanced-geometry svg:viewBox="0 0 21600 21600" draw:mirror-horizontal="false" draw:mirror-vertical="false" draw:type="rectangle" draw:enhanced-path="M 0 0 L 21600 0 21600 21600 0 21600 0 0 Z N"/>
        </draw:custom-shape>
        <draw:custom-shape draw:style-name="gr2" draw:text-style-name="P1" draw:layer="layout" svg:width="3.175cm" svg:height="3.175cm" svg:x="10.922cm" svg:y="16.51cm">
          <text:p/>
          <draw:enhanced-geometry svg:viewBox="0 0 21600 21600" draw:type="rectangle" draw:enhanced-path="M 0 0 L 21600 0 21600 21600 0 21600 0 0 Z N"/>
        </draw:custom-shape>
        <draw:custom-shape draw:style-name="gr2" draw:text-style-name="P1" draw:layer="layout" svg:width="3.175cm" svg:height="3.175cm" svg:x="11.113cm" svg:y="11.113cm">
          <text:p/>
          <draw:enhanced-geometry svg:viewBox="0 0 21600 21600" draw:type="rectangle" draw:enhanced-path="M 0 0 L 21600 0 21600 21600 0 21600 0 0 Z N"/>
        </draw:custom-shape>
        <draw:custom-shape draw:style-name="gr2" draw:text-style-name="P1" draw:layer="layout" svg:width="3.175cm" svg:height="3.175cm" svg:x="5.715cm" svg:y="11.113cm">
          <text:p/>
          <draw:enhanced-geometry svg:viewBox="0 0 21600 21600" draw:type="rectangle" draw:enhanced-path="M 0 0 L 21600 0 21600 21600 0 21600 0 0 Z N"/>
        </draw:custom-shape>
        <draw:custom-shape draw:style-name="gr2" draw:text-style-name="P1" draw:layer="layout" svg:width="3.175cm" svg:height="3.175cm" svg:x="16.51cm" svg:y="11.113cm">
          <text:p/>
          <draw:enhanced-geometry svg:viewBox="0 0 21600 21600" draw:type="rectangle" draw:enhanced-path="M 0 0 L 21600 0 21600 21600 0 21600 0 0 Z N"/>
        </draw:custom-shape>
      </draw:page>
      <draw:page draw:name="page3" draw:style-name="dp1" draw:master-page-name="Default">
        <draw:custom-shape draw:style-name="gr3" draw:text-style-name="P1" draw:layer="layout" svg:width="13.97cm" svg:height="7.62cm" svg:x="5.715cm" svg:y="7.655cm">
          <text:p/>
          <draw:enhanced-geometry svg:viewBox="0 0 21600 21600" draw:type="rectangle" draw:enhanced-path="M 0 0 L 21600 0 21600 21600 0 21600 0 0 Z N"/>
        </draw:custom-shape>
        <draw:line draw:style-name="gr4" draw:text-style-name="P1" draw:layer="layout" svg:x1="8.89cm" svg:y1="17.72cm" svg:x2="16.51cm" svg:y2="17.72cm">
          <text:p/>
        </draw:line>
      </draw:page>
      <draw:page draw:name="page4" draw:style-name="dp1" draw:master-page-name="Default">
        <draw:line draw:style-name="gr4" draw:text-style-name="P1" draw:layer="layout" svg:x1="7.62cm" svg:y1="18.42cm" svg:x2="17.78cm" svg:y2="18.42cm">
          <text:p/>
        </draw:line>
        <draw:custom-shape draw:style-name="gr5" draw:text-style-name="P1" draw:layer="layout" svg:width="10.16cm" svg:height="10.16cm" svg:x="7.62cm" svg:y="6.415cm">
          <text:p/>
          <draw:enhanced-geometry svg:viewBox="0 0 21600 21600" draw:text-areas="?f0 0 ?f2 ?f5" draw:type="down-arrow" draw:modifiers="10748.1300684985 5327.1922054915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5" draw:style-name="dp1" draw:master-page-name="Default">
        <draw:custom-shape draw:style-name="gr6" draw:text-style-name="P1" draw:layer="layout" svg:width="10.16cm" svg:height="13.97cm" svg:x="7.62cm" svg:y="5.715cm">
          <text:p/>
          <draw:enhanced-geometry svg:viewBox="0 0 21600 21600" draw:type="rectangle" draw:enhanced-path="M 0 0 L 21600 0 21600 21600 0 21600 0 0 Z N"/>
        </draw:custom-shape>
        <draw:g>
          <draw:line draw:style-name="gr4" draw:text-style-name="P1" draw:layer="layout" svg:x1="9.525cm" svg:y1="10.815cm" svg:x2="15.875cm" svg:y2="10.815cm">
            <text:p/>
          </draw:line>
          <draw:line draw:style-name="gr4" draw:text-style-name="P1" draw:layer="layout" svg:x1="9.525cm" svg:y1="8.215cm" svg:x2="15.875cm" svg:y2="8.215cm">
            <text:p/>
          </draw:line>
          <draw:line draw:style-name="gr4" draw:text-style-name="P1" draw:layer="layout" svg:x1="9.525cm" svg:y1="13.315cm" svg:x2="15.875cm" svg:y2="13.315cm">
            <text:p/>
          </draw:line>
          <draw:line draw:style-name="gr4" draw:text-style-name="P1" draw:layer="layout" svg:x1="9.525cm" svg:y1="15.875cm" svg:x2="12.7cm" svg:y2="15.875cm">
            <text:p/>
          </draw:line>
        </draw:g>
      </draw:page>
      <draw:page draw:name="page6" draw:style-name="dp1" draw:master-page-name="Default">
        <draw:custom-shape draw:style-name="gr7" draw:text-style-name="P1" draw:layer="layout" svg:width="13.97cm" svg:height="13.97cm" draw:transform="rotate (1.5707963267949) translate (5.715cm 19.6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5.842cm" svg:y1="9.556cm" svg:x2="12.7cm" svg:y2="12.954cm">
          <text:p/>
        </draw:line>
        <draw:line draw:style-name="gr4" draw:text-style-name="P1" draw:layer="layout" svg:x1="19.685cm" svg:y1="9.429cm" svg:x2="12.827cm" svg:y2="12.985cm">
          <text:p/>
        </draw:line>
        <draw:line draw:style-name="gr4" draw:text-style-name="P1" draw:layer="layout" svg:x1="12.827cm" svg:y1="12.954cm" svg:x2="12.7cm" svg:y2="19.685cm">
          <text:p/>
        </draw:line>
      </draw:page>
      <draw:page draw:name="page7" draw:style-name="dp1" draw:master-page-name="Default">
        <draw:polygon draw:style-name="gr8" draw:text-style-name="P1" draw:layer="layout" svg:width="13.969cm" svg:height="10.159cm" svg:x="5.715cm" svg:y="7.62cm" svg:viewBox="0 0 13970 10160" draw:points="0,10160 0,1711 1231,0 4881,0 6113,1711 13970,1711 13970,10160">
          <text:p/>
        </draw:polygon>
      </draw:page>
      <draw:page draw:name="page8" draw:style-name="dp1" draw:master-page-name="Default">
        <draw:path draw:style-name="gr9" draw:text-style-name="P1" draw:layer="layout" svg:width="13.969cm" svg:height="6.858cm" svg:x="5.715cm" svg:y="9.195cm" svg:viewBox="0 0 13970 6859" svg:d="M5360 5855c-194 211-412 394-651 545-238 150-493 265-757 342s-537 117-812 117c-276 0-549-40-813-117s-519-192-757-342c-239-151-457-334-650-545-194-212-362-450-499-711-138-260-243-539-314-827s-107-586-107-887c0-302 36-600 107-888s176-567 314-827c137-261 305-499 499-711 193-211 411-394 650-545 238-150 493-265 757-342 198-58 402-95 608-110 29-5 58-7 88-7h117 7690 99c25 0 49 2 74 5 217 13 431 51 640 112 264 77 519 192 757 342 239 151 457 334 650 545 194 212 362 450 499 711 138 260 243 539 314 827s107 586 107 887c0 302-36 600-107 888s-176 567-314 827c-137 261-305 499-499 711-193 211-411 394-650 545-238 150-493 265-757 342s-537 117-813 117c-275 0-548-40-812-117s-519-192-757-342c-239-151-457-334-651-545-77-85-150-174-219-267h-2812c-69 93-142 182-219 267z">
          <text:p/>
        </draw:path>
        <draw:custom-shape draw:style-name="gr10" draw:text-style-name="P2" draw:layer="layout" svg:width="2.54cm" svg:height="2.54cm" svg:x="7.62cm" svg:y="11.303cm">
          <text:p/>
          <draw:enhanced-geometry svg:viewBox="0 0 21600 21600" draw:glue-points="10800 0 0 10800 10800 21600 21600 10800" draw:path-stretchpoint-x="10800" draw:path-stretchpoint-y="10800" draw:text-areas="?f1 ?f1 ?f2 ?f3" draw:type="cross" draw:modifiers="8093.623720808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3" draw:layer="layout" svg:width="0.635cm" svg:height="0.635cm" svg:x="16.129cm" svg:y="11.049cm">
          <text:p/>
          <draw:enhanced-geometry svg:viewBox="0 0 21600 21600" draw:type="rectangle" draw:enhanced-path="M 0 0 L 21600 0 21600 21600 0 21600 0 0 Z N"/>
        </draw:custom-shape>
        <draw:custom-shape draw:style-name="gr11" draw:text-style-name="P3" draw:layer="layout" svg:width="0.635cm" svg:height="0.635cm" svg:x="16.129cm" svg:y="13.589cm">
          <text:p/>
          <draw:enhanced-geometry svg:viewBox="0 0 21600 21600" draw:type="rectangle" draw:enhanced-path="M 0 0 L 21600 0 21600 21600 0 21600 0 0 Z N"/>
        </draw:custom-shape>
        <draw:custom-shape draw:style-name="gr11" draw:text-style-name="P3" draw:layer="layout" svg:width="0.635cm" svg:height="0.635cm" svg:x="17.399cm" svg:y="12.319cm">
          <text:p/>
          <draw:enhanced-geometry svg:viewBox="0 0 21600 21600" draw:type="rectangle" draw:enhanced-path="M 0 0 L 21600 0 21600 21600 0 21600 0 0 Z N"/>
        </draw:custom-shape>
        <draw:custom-shape draw:style-name="gr11" draw:text-style-name="P3" draw:layer="layout" svg:width="0.635cm" svg:height="0.635cm" svg:x="14.859cm" svg:y="12.319cm">
          <text:p/>
          <draw:enhanced-geometry svg:viewBox="0 0 21600 21600" draw:mirror-horizontal="false" draw:mirror-vertical="false" draw:type="rectangle" draw:enhanced-path="M 0 0 L 21600 0 21600 21600 0 21600 0 0 Z N"/>
        </draw:custom-shape>
      </draw:page>
      <draw:page draw:name="page9" draw:style-name="dp1" draw:master-page-name="Default">
        <draw:custom-shape draw:style-name="gr12" draw:text-style-name="P1" draw:layer="layout" svg:width="14.148cm" svg:height="8.636cm" svg:x="5.626cm" svg:y="8.382cm">
          <text:p/>
          <draw:enhanced-geometry svg:viewBox="0 0 21600 21600" draw:type="rectangle" draw:enhanced-path="M 0 0 L 21600 0 21600 21600 0 21600 0 0 Z N"/>
        </draw:custom-shape>
        <draw:custom-shape draw:style-name="gr13" draw:text-style-name="P1" draw:layer="layout" svg:width="4.226cm" svg:height="3.583cm" draw:transform="rotate (1.5707963267949) translate (10.909cm 14.813cm)">
          <text:p/>
          <draw:enhanced-geometry svg:viewBox="0 0 21600 21600" draw:glue-points="10800 0 5400 10800 10800 21600 16200 10800" draw:text-areas="5400 0 16200 10800" draw:type="flowchart-merge" draw:enhanced-path="M 0 0 L 21600 0 10800 21600 0 0 Z N"/>
        </draw:custom-shape>
      </draw:page>
      <draw:page draw:name="page10" draw:style-name="dp1" draw:master-page-name="Default">
        <draw:g>
          <draw:custom-shape draw:style-name="gr14" draw:text-style-name="P1" draw:layer="layout" svg:width="4.298cm" svg:height="8.873cm" draw:transform="rotate (-1.5707963267949) translate (19.559cm 6.752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1" draw:layer="layout" svg:width="4.878cm" svg:height="3.601cm" svg:x="5.838cm" svg:y="15.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4.877cm" svg:height="3.601cm" svg:x="14.665cm" svg:y="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0.684cm" svg:y1="11.117cm" svg:x2="10.684cm" svg:y2="16.692cm">
            <text:p/>
          </draw:line>
          <draw:line draw:style-name="gr4" draw:text-style-name="P1" draw:layer="layout" svg:x1="19.554cm" svg:y1="9.745cm" svg:x2="19.554cm" svg:y2="15.32cm">
            <text:p/>
          </draw:line>
        </draw:g>
      </draw:page>
      <draw:page draw:name="page11" draw:style-name="dp1" draw:master-page-name="Default">
        <draw:g>
          <draw:line draw:style-name="gr4" draw:text-style-name="P1" draw:layer="layout" svg:x1="5.715cm" svg:y1="8.89cm" svg:x2="19.685cm" svg:y2="8.89cm">
            <text:p/>
          </draw:line>
          <draw:line draw:style-name="gr4" draw:text-style-name="P1" draw:layer="layout" svg:x1="5.715cm" svg:y1="12.7cm" svg:x2="19.685cm" svg:y2="12.7cm">
            <text:p/>
          </draw:line>
          <draw:line draw:style-name="gr4" draw:text-style-name="P1" draw:layer="layout" svg:x1="5.715cm" svg:y1="16.51cm" svg:x2="19.685cm" svg:y2="16.51cm">
            <text:p/>
          </draw:line>
        </draw:g>
      </draw:page>
      <draw:page draw:name="page12" draw:style-name="dp1" draw:master-page-name="Default">
        <draw:g>
          <draw:custom-shape draw:style-name="gr17" draw:text-style-name="P1" draw:layer="layout" svg:width="13.97cm" svg:height="10.16cm" svg:x="5.715cm" svg:y="7.62cm">
            <text:p/>
            <draw:enhanced-geometry svg:viewBox="0 0 21600 21600" draw:type="rectangle" draw:enhanced-path="M 0 0 L 21600 0 21600 21600 0 21600 0 0 Z N"/>
          </draw:custom-shape>
          <draw:custom-shape draw:style-name="gr18" draw:text-style-name="P2" draw:layer="layout" svg:width="1.361cm" svg:height="1.337cm" svg:x="8.981cm" svg:y="9.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13.969cm" svg:height="5.97cm" svg:x="5.715cm" svg:y="11.809cm" svg:viewBox="0 0 13970 5971" draw:points="13970,4459 13970,5785 13969,5798 13968,5810 13965,5822 13961,5834 13956,5845 13950,5857 13943,5867 13935,5879 13926,5888 13916,5899 13905,5908 13894,5917 13881,5925 13868,5933 13854,5940 13839,5947 13824,5952 13809,5957 13792,5961 13776,5965 13759,5968 13742,5970 13725,5971 13708,5971 262,5971 245,5971 228,5970 211,5968 194,5965 178,5961 161,5957 146,5952 131,5947 116,5940 102,5933 89,5925 76,5917 65,5908 54,5899 44,5888 35,5879 27,5867 20,5857 14,5845 9,5834 5,5822 2,5810 1,5798 0,5785 0,5220 2835,1878 5352,3743 9071,0">
            <text:p/>
          </draw:polygon>
        </draw:g>
      </draw:page>
      <draw:page draw:name="page13" draw:style-name="dp1" draw:master-page-name="Default">
        <draw:custom-shape draw:style-name="gr20" draw:text-style-name="P4" draw:layer="layout" svg:width="5.08cm" svg:height="5.08cm" svg:x="10.1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7cm" svg:y1="5.715cm" svg:x2="12.7cm" svg:y2="8.25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5.08cm" fo:margin-bottom="5.08cm" fo:margin-left="5.08cm" fo:margin-right="5.08cm" fo:page-width="25.4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08:13:50.793224723</meta:creation-date>
    <dc:date>2023-04-27T14:15:42.622931517</dc:date>
    <dc:creator>Marion Smith</dc:creator>
    <meta:editing-duration>PT39M57S</meta:editing-duration>
    <meta:editing-cycles>16</meta:editing-cycles>
    <meta:generator>LibreOffice/7.3.7.2$Linux_X86_64 LibreOffice_project/30$Build-2</meta:generator>
    <meta:document-statistic meta:object-count="49"/>
  </office:meta>
</office:document-meta>
</file>